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ing Tomcat 9 on EC2 server 2022 | Deploying your Java and WAR files|<text:a xlink:type="simple" xlink:href="https://www.youtube.com/hashtag/tomcat" text:style-name="Internet_20_link" text:visited-style-name="Visited_20_Internet_20_Link">#tomcat</text:a>|Share &amp; Subscribe</text:h>
      <text:p text:style-name="Standard"/>
      <text:p text:style-name="Standard">https://youtu.be/DzLhABPzI9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2:37:18.765225669</meta:creation-date>
    <dc:date>2022-08-21T22:37:58.921213451</dc:date>
    <meta:editing-duration>PT43S</meta:editing-duration>
    <meta:editing-cycles>1</meta:editing-cycles>
    <meta:document-statistic meta:table-count="0" meta:image-count="0" meta:object-count="0" meta:page-count="1" meta:paragraph-count="2" meta:word-count="17" meta:character-count="128" meta:non-whitespace-character-count="113"/>
    <meta:generator>LibreOffice/7.3.4.2$Linux_X86_64 LibreOffice_project/30$Build-2</meta:generator>
  </office:meta>
</office:document-meta>
</file>